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07.07 15:53   |   <text:a xlink:type="simple" xlink:href="http://palinfo.habago.org/Entry?Command=Information_PrintForum&amp;iPage=1#FORUM37638"><text:span text:style-name="T1">#</text:span></text:a></text:p>
      <text:p text:style-name="P2">卡韓政變 (108)：為何會有人支持郭董？ <text:line-break/><text:line-break/>陳真 2019. 07. 07. <text:line-break/><text:line-break/><text:line-break/>除了傳統綠色生物及腦殘之外，我能理解人們有各種支持傾向或理由，但我無法理解怎麼會有人支持郭董？<text:line-break/><text:line-break/>以前，我們不清楚這個人的人品，現在你還不了解其為人與行事作風之卑劣無恥嗎？出於自私的目的，完全不擇手段；買賣性格非常強，幾乎一切都可以出賣，包括是非善惡，包括人與人之間的基本信任與情感。 <text:line-break/><text:line-break/>至於能力與見識，我們過去也不清楚，現在你還看不清楚這是個土財主、大草包嗎？我對草包的定義是這樣：如果我只有20分的能力與見識，但我卻以為自己是100分，甚至以為自己是個天才，裝腔作勢，獨斷獨行，那就是草包。郭台銘和柯文哲都是這一類人。能力與見識蒼白愚蠢到嚇死人，但他們卻翻起眼白，望著遠方沉思，非常可笑。 <text:line-break/><text:line-break/>至於什麼霸氣，郭董剛好是它的反面，窩囊氣倒是全身都是。這讓我更加明白一件事：財富並不會增添一個人的氣場、氣度與氣勢。我喜歡謙遜害羞缺乏自信之人，不覺得霸氣是好事，但是像林義雄、陳啟禮那樣的人，才叫做霸氣。郭董那個叫做 "有錢就是任性"，動不動就對著人破口大罵，動不動就屈膝下跪。 <text:line-break/><text:line-break/>報載，郭董的一位親信說，郭董若有求於你，他會不惜向你下跪。你能想像麥可柯里昂或林義雄會對人下跪嗎？前些日子，有記者問郭董，提到川普。郭董剛從白宮出來。記者問說："你的朋友川普..."，記者話還沒講完，郭董就馬上糾正她說："妳不可以這樣講。川普不是我的朋友，川普是世界級的偉人，我們沒有資格跟他做朋友。" <text:line-break/><text:line-break/>相反地，楊秋興自認是郭董的朋友。但是，當楊秋興因為幫郭董辱罵韓國瑜引起反效果之後，郭董就對記者說：楊秋興不是我的朋友，那是過去的事了，我已經叫他最近不要再來找我。 <text:line-break/><text:line-break/>大家懂我的意思吧，對郭董來說，連 "朋友" 都是依靠權勢與財富來定義。對於強者就屈膝下跪，窩囊到爆；對於弱者就頤指氣使、囂張得不得了。 <text:line-break/><text:line-break/>最近國民黨幾場政見發表會，我只聽了郭董有關經濟與財經的部份，我真是不敢相信我的耳朵。那種見識，差不多就像國中生或小學生的水平，非常荒唐。這其實也不能說讓人意外，一個土財主，錢再多也沒用，跟他的理解力畢竟是兩回事。 <text:line-break/><text:line-break/>這就好像你看很多有錢人老是出國旅遊啦、遊學啦、念學位啦，到處環遊世界，但是這跟他對於國際事務的理解能力與深度廣度，卻完全扯不上關係。 <text:line-break/><text:line-break/>一個人想支持誰當然是一種自由，畢竟支持人渣並不犯法。問題是：怎麼會有人去支持一個品性不端、見識如同小學生那般幼稚、而且個性脆弱與任性的人？就只因為他有錢？有錢到可以買下所有媒體、所有廣告、每天競選電話打不停，然後你就挺他？覺得他很棒？棒在哪呢？真是不可思議。 <text:line-break/><text:line-break/>論能力與見識及清廉，當然是朱立倫最好。論調和鼎鼐與務實，自然是喬王第一。若是講到清廉、勤奮、善良與務實及苦民所苦，非韓國瑜莫屬。若論兩岸政策，這三個人都差不多，但郭董萬萬萬萬不可，此人行事任性，完全不可測，加上其自私自利不擇手段的買賣性格，他絕對百分之百會做出對於公眾利益極端有害的事情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